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3d86" officeooo:paragraph-rsid="001a3d86"/>
    </style:style>
    <style:style style:name="P2" style:family="paragraph" style:parent-style-name="Standard">
      <style:text-properties officeooo:rsid="001aad2c" officeooo:paragraph-rsid="001aad2c"/>
    </style:style>
    <style:style style:name="P3" style:family="paragraph" style:parent-style-name="Standard">
      <style:text-properties officeooo:rsid="001c6783" officeooo:paragraph-rsid="001c6783"/>
    </style:style>
    <style:style style:name="T1" style:family="text">
      <style:text-properties officeooo:rsid="001b84d1"/>
    </style:style>
    <style:style style:name="T2" style:family="text">
      <style:text-properties officeooo:rsid="001c67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Lab:</text:p>
      <text:p text:style-name="P1">def sorting(l,n):</text:p>
      <text:p text:style-name="P1"><text:s text:c="4"/>if len(l)==0 or n&lt;l[-1]:</text:p>
      <text:p text:style-name="P1"><text:s text:c="8"/>l.append(n)</text:p>
      <text:p text:style-name="P1"><text:s text:c="8"/>return</text:p>
      <text:p text:style-name="P1"><text:s text:c="4"/>else:</text:p>
      <text:p text:style-name="P1"><text:s text:c="8"/>t=l.pop()</text:p>
      <text:p text:style-name="P1"><text:s text:c="8"/>sorting(l,n)</text:p>
      <text:p text:style-name="P1"><text:s text:c="8"/>l.append(t)</text:p>
      <text:p text:style-name="P1">def sort(l):</text:p>
      <text:p text:style-name="P1"><text:s text:c="4"/>if len(l)!=0:</text:p>
      <text:p text:style-name="P1"><text:s text:c="7"/>t=l.pop()</text:p>
      <text:p text:style-name="P1"><text:s text:c="7"/>sort(l)</text:p>
      <text:p text:style-name="P1"><text:s text:c="7"/>sorting(l,t)</text:p>
      <text:p text:style-name="P1">l=[]</text:p>
      <text:p text:style-name="P1">n=input()</text:p>
      <text:p text:style-name="P1">while n!="":</text:p>
      <text:p text:style-name="P1"><text:s text:c="4"/>l.append(int(n))</text:p>
      <text:p text:style-name="P1"><text:s text:c="4"/>n=input()</text:p>
      <text:p text:style-name="P1">sort()</text:p>
      <text:p text:style-name="P1">print(l)</text:p>
      <text:p text:style-name="P1"/>
      <text:p text:style-name="P1">def push(l,n):</text:p>
      <text:p text:style-name="P1"><text:s text:c="4"/>l.insert(0,n)</text:p>
      <text:p text:style-name="P1"><text:s text:c="4"/>return l</text:p>
      <text:p text:style-name="P1">def pop(l):</text:p>
      <text:p text:style-name="P1"><text:s text:c="4"/>return l[1:]</text:p>
      <text:p text:style-name="P1">def maximum(l):</text:p>
      <text:p text:style-name="P1"><text:s text:c="4"/>return max(l)</text:p>
      <text:p text:style-name="P1">l=[]</text:p>
      <text:p text:style-name="P1">n=int(input())</text:p>
      <text:p text:style-name="P1">for i in range(n):</text:p>
      <text:p text:style-name="P1"><text:s text:c="4"/>ch=input().split()</text:p>
      <text:p text:style-name="P1"><text:s text:c="4"/>if ch[0]=='1':</text:p>
      <text:p text:style-name="P1"><text:s text:c="8"/>l=push(l,int(ch[i]))</text:p>
      <text:p text:style-name="P1"><text:s text:c="4"/>elif ch[0]=='2':</text:p>
      <text:p text:style-name="P1"><text:s text:c="8"/>l=pop(l)</text:p>
      <text:p text:style-name="P1"><text:s text:c="4"/>elif ch[0]=='3':</text:p>
      <text:p text:style-name="P1"><text:s text:c="8"/>print(max)</text:p>
      <text:p text:style-name="P1"/>
      <text:p text:style-name="P2"><text:span text:style-name="T1">Week2 </text:span>inlab:</text:p>
      <text:p text:style-name="P2"><text:span text:style-name="T2">1.</text:span>l1=list(map(int,input().split()))</text:p>
      <text:p text:style-name="P2">l2=list(map(int,input().split()))</text:p>
      <text:p text:style-name="P2">s=set()</text:p>
      <text:p text:style-name="P2">for i in l1:</text:p>
      <text:p text:style-name="P2"><text:s text:c="4"/>s.add(i)</text:p>
      <text:p text:style-name="P2">for i in l2:</text:p>
      <text:p text:style-name="P2"><text:s text:c="4"/>s.add(i)</text:p>
      <text:p text:style-name="P2">if(len(s)==len(l1)):</text:p>
      <text:p text:style-name="P2"><text:s text:c="4"/>print("arr2 is a subset of arr1")</text:p>
      <text:p text:style-name="P2">else:</text:p>
      <text:p text:style-name="P2"><text:s text:c="4"/>print("arr2 is not a subset of arr1")</text:p>
      <text:p text:style-name="P3"><text:soft-page-break/>2.def arrange(l):</text:p>
      <text:p text:style-name="P3"><text:s text:c="4"/>s='aeiou'</text:p>
      <text:p text:style-name="P3"><text:s text:c="4"/>vow=[]</text:p>
      <text:p text:style-name="P3"><text:s text:c="4"/>con=[]</text:p>
      <text:p text:style-name="P3"><text:s text:c="4"/>for i in l:</text:p>
      <text:p text:style-name="P3"><text:s text:c="8"/>if i.lower() in s:</text:p>
      <text:p text:style-name="P3"><text:s text:c="12"/>vow.append(i)</text:p>
      <text:p text:style-name="P3"><text:s text:c="8"/>else:</text:p>
      <text:p text:style-name="P3"><text:s text:c="12"/>con.append(i)</text:p>
      <text:p text:style-name="P3"><text:s text:c="4"/>return vow+con</text:p>
      <text:p text:style-name="P3">n=int(input())</text:p>
      <text:p text:style-name="P3">l=[]</text:p>
      <text:p text:style-name="P3">for i in range(n):</text:p>
      <text:p text:style-name="P3"><text:s text:c="4"/>t=int(input())</text:p>
      <text:p text:style-name="P3"><text:s text:c="4"/>l=list(input().split())</text:p>
      <text:p text:style-name="P3"><text:s text:c="4"/>print(*arrange(l)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1T11:40:01.137329159</meta:creation-date>
    <dc:date>2021-11-01T12:16:01.714818892</dc:date>
    <meta:editing-duration>PT25M49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6" meta:word-count="114" meta:character-count="1094" meta:non-whitespace-character-count="821"/>
  </office:meta>
</office:document-meta>
</file>